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6000003AE879D5DE6EA126A50.png" manifest:media-type="image/png"/>
  <manifest:file-entry manifest:full-path="Pictures/200005A60000355600004DC5CE37D48EBB3E2DDC.svm" manifest:media-type="image/x-sv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3756in" svg:height="7.8382in" draw:z-index="0"><draw:image xlink:href="Pictures/200005A60000355600004DC5CE37D48EBB3E2DDC.svm" xlink:type="simple" xlink:show="embed" xlink:actuate="onLoad" draw:mime-type="image/x-svm"/><draw:image xlink:href="Pictures/1000000100000286000003AE879D5DE6EA126A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5:12:12.956000000</meta:creation-date>
    <dc:date>2023-10-28T15:12:57.524000000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